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style:style style:name="T3" style:family="text">
      <style:text-properties officeooo:rsid="0007a299"/>
    </style:style>
    <style:style style:name="T4" style:family="text">
      <style:text-properties officeooo:rsid="0008c2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4">4</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7</meta:editing-cycles>
    <meta:creation-date>2011-09-05T21:24:00</meta:creation-date>
    <dc:date>2018-02-28T23:54:05.218375354</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